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51a69"/>
    </style:style>
    <style:style style:name="P2" style:family="paragraph" style:parent-style-name="Title">
      <style:text-properties officeooo:rsid="00151a69" officeooo:paragraph-rsid="00151a69"/>
    </style:style>
    <style:style style:name="T1" style:family="text">
      <style:text-properties officeooo:rsid="00151a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CCINELLE</text:p>
      <text:p text:style-name="P1"><text:span text:style-name="T1">- </text:span>a tool for pattern matching and text transformation</text:p>
      <text:p text:style-name="P1">-application of complex, tree-wide patches and detection of problematic programming patterns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7T19:48:11.037108442</meta:creation-date>
    <meta:generator>LibreOffice/6.4.6.2$Linux_X86_64 LibreOffice_project/40$Build-2</meta:generator>
    <dc:date>2021-01-17T19:49:35.596195994</dc:date>
    <meta:editing-duration>PT1M25S</meta:editing-duration>
    <meta:editing-cycles>2</meta:editing-cycles>
    <meta:document-statistic meta:table-count="0" meta:image-count="0" meta:object-count="0" meta:page-count="1" meta:paragraph-count="3" meta:word-count="21" meta:character-count="156" meta:non-whitespace-character-count="138"/>
  </office:meta>
</office:document-meta>
</file>